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6707f0" style:font-size-asian="15pt" style:language-asian="zxx" style:country-asian="none" style:font-size-complex="15pt" style:language-complex="zxx" style:country-complex="none"/>
    </style:style>
    <style:style style:name="P3" style:family="paragraph" style:parent-style-name="Standard">
      <style:paragraph-properties fo:text-align="center" style:justify-single-word="false"/>
      <style:text-properties style:font-name="Traveling _Typewriter" fo:font-size="15pt" fo:language="fr" fo:country="FR" officeooo:rsid="006707f0" officeooo:paragraph-rsid="006707f0" style:font-size-asian="15pt" style:language-asian="zxx" style:country-asian="none" style:font-size-complex="15pt" style:language-complex="zxx" style:country-complex="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6707f0" style:font-weight-asian="bold" style:font-weight-complex="bold"/>
    </style:style>
    <style:style style:name="T3" style:family="text">
      <style:text-properties officeooo:rsid="006707f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 Attention, cette fiche concerne une civilisation, et non un lieux définit /!\</text:span></text:p>
      <text:p text:style-name="P1"><text:span text:style-name="T1"/></text:p>
      <text:p text:style-name="P1"><text:span text:style-name="T1">Nom :</text:span> <text:span text:style-name="T3">Stimissy</text:span></text:p>
      <text:p text:style-name="P1"/>
      <text:p text:style-name="P2"><text:span text:style-name="T2">Histoire</text:span><text:span text:style-name="T1"> :</text:span> <text:span text:style-name="T3">La civilisation stimissienne est née d’une partie des sapio-peukfois vivant principalement au bord du lac de Molluskancy. Elle regroupe deux ethnies : les japonais et les romains. Établissant leur cité sur la plage, les stimissiens essayèrent longtemps de naviguer en mer, sans succès. Ils améliorèrent leur technique agricole et de pêche, et commencèrent à commercer avec les gollémantériens. Ils furent souvent en conflit avec les volkobiliens pour des raisons territorial (les volkobiliens vivait à moitié dans la forêt, et cherchaient à s’entendre d’avantage sur les plaines). Les stimissiens passèrent d’un régime </text:span></text:p>
      <text:p text:style-name="P2"/>
      <text:p text:style-name="P2"><text:span text:style-name="T2">Esthétique</text:span><text:span text:style-name="T1"> :</text:span> <text:span text:style-name="T3">S</text:span></text:p>
      <text:p text:style-name="P2"/>
      <text:p text:style-name="P2"><text:span text:style-name="T2">Langage</text:span><text:span text:style-name="T1"> :</text:span> <text:span text:style-name="T3">Le stimissien moderne est un dérivé du latin, passé dans le spectre du japonais..</text:span></text:p>
      <text:p text:style-name="P2"/>
      <text:p text:style-name="P2"><text:span text:style-name="T2">Culture</text:span><text:span text:style-name="T1"> :</text:span> <text:span text:style-name="T3">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8M55S</meta:editing-duration>
    <meta:editing-cycles>73</meta:editing-cycles>
    <meta:generator>LibreOffice/6.0.6.2$Windows_X86_64 LibreOffice_project/0c292870b25a325b5ed35f6b45599d2ea4458e77</meta:generator>
    <dc:date>2019-04-11T11:49:26.908000000</dc:date>
    <meta:document-statistic meta:table-count="0" meta:image-count="0" meta:object-count="0" meta:page-count="1" meta:paragraph-count="6" meta:word-count="131" meta:character-count="841" meta:non-whitespace-character-count="715"/>
    <meta:user-defined meta:name="Info 1"/>
    <meta:user-defined meta:name="Info 2"/>
    <meta:user-defined meta:name="Info 3"/>
    <meta:user-defined meta:name="Info 4"/>
  </office:meta>
</office:document-meta>
</file>